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ffffff"/>
    </style:style>
    <style:style style:name="ce4" style:family="table-cell" style:parent-style-name="Default">
      <style:table-cell-properties fo:border="0.06pt solid #fffff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0.06pt solid #ffffff"/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ce3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SPi QUALITY PLAN: FORM SUMQ</text:p>
          </table:table-cell>
          <table:covered-table-cell table:number-columns-repeated="3" table:style-name="Default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 table:number-columns-spanned="4" table:number-rows-spanned="1">
            <text:p>Name:</text:p>
          </table:table-cell>
          <table:covered-table-cell table:number-columns-repeated="3" table:style-name="Default"/>
          <table:table-cell table:style-name="Default" office:value-type="string" calcext:value-type="string" table:number-columns-spanned="4" table:number-rows-spanned="1">
            <text:p>Date:</text:p>
          </table:table-cell>
          <table:covered-table-cell table:number-columns-repeated="3"/>
        </table:table-row>
        <table:table-row table:style-name="ro1">
          <table:table-cell table:style-name="Default" office:value-type="string" calcext:value-type="string" table:number-columns-spanned="4" table:number-rows-spanned="1">
            <text:p>Team:</text:p>
          </table:table-cell>
          <table:covered-table-cell table:number-columns-repeated="3" table:style-name="Default"/>
          <table:table-cell table:style-name="Default" office:value-type="string" calcext:value-type="string" table:number-columns-spanned="4" table:number-rows-spanned="1">
            <text:p>Instructor:</text:p>
          </table:table-cell>
          <table:covered-table-cell table:number-columns-repeated="3"/>
        </table:table-row>
        <table:table-row table:style-name="ro1">
          <table:table-cell table:style-name="Default" office:value-type="string" calcext:value-type="string" table:number-columns-spanned="4" table:number-rows-spanned="1">
            <text:p>Part/Level:</text:p>
          </table:table-cell>
          <table:covered-table-cell table:number-columns-repeated="3" table:style-name="Default"/>
          <table:table-cell table:style-name="Default" office:value-type="string" calcext:value-type="string" table:number-columns-spanned="4" table:number-rows-spanned="1">
            <text:p>Cycle:</text:p>
          </table:table-cell>
          <table:covered-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" office:value-type="string" calcext:value-type="string">
            <text:p>Summary Rates</text:p>
          </table:table-cell>
          <table:table-cell table:number-columns-repeated="2"/>
          <table:table-cell table:style-name="ce2" office:value-type="string" calcext:value-type="string">
            <text:p>Plan </text:p>
          </table:table-cell>
          <table:table-cell table:style-name="ce2" office:value-type="string" calcext:value-type="string">
            <text:p>Actu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/ho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% Reuse (% of total LO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% New Reuse (% of N&amp;C LOC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Percent Defect-free (PDF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 comp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 unit t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 build and integ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 system test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efect/pa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quirements insp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LD inspection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efects/KLO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D revie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D insp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 revie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 insp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it t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ild and integ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t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development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efect Rati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 review/Comp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D review/Unit test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evelopment time ratios (%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quirements inspection/Requirem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LD inspection/H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D/c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D review/D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 review/cod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/F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Review ra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D lines/ho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 LOC/hou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Inspection ra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quirement pages/ho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LD pages/ho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D lines/ho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 LOC/hou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efect-injection Rates (Defects/Hr.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quirements 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LD 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D 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 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it t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ild and integ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tes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Defect-removal Rates (Defects/Hr.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quirements insp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LD insp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D revie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D insp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 revie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 insp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it t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ild and integ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tes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Phase Yields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equirements insp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LD insp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D revie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develop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D insp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 revie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 insp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it t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ild and integ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tes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Process Yiel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% before comp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% before unit t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% before build and integ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% before system t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% before system delivery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06:50:38.411235068</meta:creation-date>
    <dc:date>2015-02-17T07:00:31.070069141</dc:date>
    <meta:editing-duration>P0D</meta:editing-duration>
    <meta:editing-cycles>1</meta:editing-cycles>
    <meta:document-statistic meta:table-count="1" meta:cell-count="87" meta:object-count="0"/>
    <meta:generator>LibreOffice/4.2.7.2$Linux_x86 LibreOffice_project/420m0$Build-2</meta:generator>
  </office:meta>
</office:document-meta>
</file>